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.H</text:p>
      <text:p text:style-name="Standard"/>
      <text:p text:style-name="Standard">gelInit<text:line-break/>gelExit<text:line-break/></text:p>
      <text:p text:style-name="Standard">gelHasShutdown</text:p>
      <text:p text:style-name="Standard">gelShutdown</text:p>
      <text:p text:style-name="Standard"/>
      <text:p text:style-name="Standard">gelLoadMatrix</text:p>
      <text:p text:style-name="Standard"/>
      <text:p text:style-name="Standard">gelSetSmoothTexturesMipMapped</text:p>
      <text:p text:style-name="Standard">gelSetSmoothTextures</text:p>
      <text:p text:style-name="Standard">gelSetBlockyTxturesMipMapped</text:p>
      <text:p text:style-name="Standard">gelSetBlockyTextures</text:p>
      <text:p text:style-name="Standard"/>
      <text:p text:style-name="Standard">gelClearDepth</text:p>
      <text:p text:style-name="Standard">gelEnableDepthTest</text:p>
      <text:p text:style-name="Standard">gelDisableDepthTest</text:p>
      <text:p text:style-name="Standard">gelEnableDepthWriting</text:p>
      <text:p text:style-name="Standard">gelDisableDepthWriting</text:p>
      <text:p text:style-name="Standard">gelSetDepthFunc</text:p>
      <text:p text:style-name="Standard">gelSetDepthRange // ?? // Not sure where this is used</text:p>
      <text:p text:style-name="Standard">gelHasDepth</text:p>
      <text:p text:style-name="Standard"/>
      <text:p text:style-name="Standard">gelClearStencil</text:p>
      <text:p text:style-name="Standard">gelSetStencilMask</text:p>
      <text:p text:style-name="Standard">gelEnableStencilTest</text:p>
      <text:p text:style-name="Standard">gelDisableStencilTest</text:p>
      <text:p text:style-name="Standard">gelEnableStencilWriting // Common 2D cutout use //</text:p>
      <text:p text:style-name="Standard">gelDisableStencilWriting</text:p>
      <text:p text:style-name="Standard">gelSetStencilFunc</text:p>
      <text:p text:style-name="Standard">gelSetStencilOp</text:p>
      <text:p text:style-name="Standard">gelHasStencil</text:p>
      <text:p text:style-name="Standard"/>
      <text:p text:style-name="Standard">gelOrtho</text:p>
      <text:p text:style-name="Standard">gelPerspective</text:p>
      <text:p text:style-name="Standard"/>
      <text:p text:style-name="Standard">Screen – Actual system dimensions (redundant?)</text:p>
      <text:p text:style-name="Standard">RefScreen – Reference screen all things are drawn to</text:p>
      <text:p text:style-name="Standard">FullRefScreen – Reference scaled to actual dimensions</text:p>
      <text:p text:style-name="Standard">ActualScreen – Actual system dimensions</text:p>
      <text:p text:style-name="Standard">OverscanScreen – Integrate in to actual?</text:p>
      <text:p text:style-name="Standard"/>
      <text:p text:style-name="Standard">gelSetClip</text:p>
      <text:p text:style-name="Standard">gelResetClip</text:p>
      <text:p text:style-name="Standard"/>
      <text:p text:style-name="Standard">gelClearColor</text:p>
      <text:p text:style-name="Standard">gelSwapBuffer</text:p>
      <text:p text:style-name="Standard"/>
      <text:p text:style-name="Standard"><text:soft-page-break/>gelSupportApplyColor // implementation only function //</text:p>
      <text:p text:style-name="Standard">gelSetColor – Set the current color</text:p>
      <text:p text:style-name="Standard">gelRestoreColor – undoes the last Set</text:p>
      <text:p text:style-name="Standard"/>
      <text:p text:style-name="Standard">gelSetNormalColor – the color of normals</text:p>
      <text:p text:style-name="Standard">gelSetNormalLength – the length of normals</text:p>
      <text:p text:style-name="Standard"/>
      <text:p text:style-name="Standard">gelSetShader – sets the current shading program</text:p>
      <text:p text:style-name="Standard">gelApplyMatrix – sets the current matrix used by shaders (TODO: implementation only)</text:p>
      <text:p text:style-name="Standard"/>
      <text:p text:style-name="Standard">cCamera</text:p>
      <text:p text:style-name="Standard"/>
      <text:p text:style-name="Standard"/>
      <text:p text:style-name="P1">INPUT.H</text:p>
      <text:p text:style-name="Standard"/>
      <text:p text:style-name="Standard">cMouse</text:p>
      <text:p text:style-name="P2">OTHER/OBSOLETE</text:p>
      <text:p text:style-name="Standard"/>
      <text:p text:style-name="Standard">gelSetCameraMatrix</text:p>
      <text:p text:style-name="Standard">gelSetScreenMatrix</text:p>
      <text:p text:style-name="Standard">gelSetCamera</text:p>
      <text:p text:style-name="Standard">gelSetCameraPos</text:p>
      <text:p text:style-name="Standard">gelAddCameraPos (AddToCameraPos)</text:p>
      <text:p text:style-name="Standard">gelGetCameraPos</text:p>
      <text:p text:style-name="Standard">gelGetCameraCenter</text:p>
      <text:p text:style-name="Standard">gelGetCameraScale</text:p>
      <text:p text:style-name="Standard">gelSetCameraScale</text:p>
      <text:p text:style-name="Standard">gelAddCameraScale (AddToCameraScale)</text:p>
      <text:p text:style-name="Standard">gelConstrainCamera</text:p>
      <text:p text:style-name="Standard">gelConstrainCameraScale</text:p>
      <text:p text:style-name="Standard"/>
      <text:p text:style-name="Standard">gelInitMatrix</text:p>
      <text:p text:style-name="Standard">gelPushMatrix</text:p>
      <text:p text:style-name="Standard">gelPeepMatrix (PeekMatrix)</text:p>
      <text:p text:style-name="Standard">gelPopMatrix</text:p>
      <text:p text:style-name="Standard">gelFlipX</text:p>
      <text:p text:style-name="Standard">gelFlipY</text:p>
      <text:p text:style-name="Standard">gelTranslate</text:p>
      <text:p text:style-name="Standard">gelScale</text:p>
      <text:p text:style-name="Standard">gelRotate</text:p>
      <text:p text:style-name="Standard"/>
      <text:p text:style-name="P2">GRAPHICS_DRAW.H</text:p>
      <text:p text:style-name="Standard"/>
      <text:p text:style-name="Standard">gelPrintf</text:p>
      <text:p text:style-name="Standard">gelXPrintf</text:p>
      <text:p text:style-name="Standard">(Lots of dummy functions)</text:p>
      <text:p text:style-name="Standard"/>
      <text:p text:style-name="Standard">gelDrawLine</text:p>
      <text:p text:style-name="Standard">gelDrawArrow</text:p>
      <text:p text:style-name="Standard">gelDrawArrow2</text:p>
      <text:p text:style-name="Standard">gelDrawRect</text:p>
      <text:p text:style-name="Standard">gelDrawRectFill</text:p>
      <text:p text:style-name="Standard">gelDrawRectFillTextured</text:p>
      <text:p text:style-name="Standard">gelDrawRectNormals</text:p>
      <text:p text:style-name="Standard">gelDrawRectWithNormals</text:p>
      <text:p text:style-name="Standard"/>
      <text:p text:style-name="Standard">gelDrawCircle</text:p>
      <text:p text:style-name="Standard">gelDrawCircleFill</text:p>
      <text:p text:style-name="Standard">gelDrawRadiusBox</text:p>
      <text:p text:style-name="Standard">gelDrawRadiusBoxFill</text:p>
      <text:p text:style-name="Standard">gelDrawDiamond (DL Only)</text:p>
      <text:p text:style-name="Standard">gelDrawDiamondFill (DL Only)</text:p>
      <text:p text:style-name="Standard">gelDrawRadiusTriangle (DL Only)</text:p>
      <text:p text:style-name="Standard">gelDrawRadiusTraingleFill (DL Only)</text:p>
      <text:p text:style-name="Standard"/>
      <text:p text:style-name="Standard">gelDrawCross</text:p>
      <text:p text:style-name="Standard">gelDrawX</text:p>
      <text:p text:style-name="Standard"/>
      <text:p text:style-name="Standard"/>
      <text:p text:style-name="Standard">TODO: Remove word “Closed”, OpenPolygon=Lines</text:p>
      <text:p text:style-name="Standard">gelDrawClosedPolygon</text:p>
      <text:p text:style-name="Standard">gelDrawClosedPolygonNormals</text:p>
      <text:p text:style-name="Standard">gelDrawClosedPolygonInvNormals</text:p>
      <text:p text:style-name="Standard">gelDrawClosedPolygonWithNormals</text:p>
      <text:p text:style-name="Standard">gelDrawClosedPolygonWithInvNormals</text:p>
      <text:p text:style-name="Standard"/>
      <text:p text:style-name="Standard">gelDrawOpenPolygon</text:p>
      <text:p text:style-name="Standard">gelDrawOpenPolygonNormals</text:p>
      <text:p text:style-name="Standard">gelDrawOpenPolygonInvNormals</text:p>
      <text:p text:style-name="Standard">gelDrawOpenPolygonWithNormals</text:p>
      <text:p text:style-name="Standard">gelDrawOpenPolygonWithInvNormals</text:p>
      <text:p text:style-name="Standard"/>
      <text:p text:style-name="Standard">gelDrawPolygonEdge – a single edge line</text:p>
      <text:p text:style-name="Standard"/>
      <text:p text:style-name="Standard">gelDrawEdgedPolygon</text:p>
      <text:p text:style-name="Standard">gelDrawEdgedPolygonNormals</text:p>
      <text:p text:style-name="Standard">gelDrawEdgedPolygonInvNormals</text:p>
      <text:p text:style-name="Standard">gelDrawEdgedPolygonWithNormals</text:p>
      <text:p text:style-name="Standard">gelDrawEdgedPolygonWithInvNormals</text:p>
      <text:p text:style-name="Standard"/>
      <text:p text:style-name="Standard"><text:soft-page-break/>gelEnableAlphaBlending</text:p>
      <text:p text:style-name="Standard">gelEnableAddativeBlending</text:p>
      <text:p text:style-name="Standard">gelEnableModulationBlending</text:p>
      <text:p text:style-name="Standard">gelDisableBlending</text:p>
      <text:p text:style-name="Standard"/>
      <text:p text:style-name="Standard">gelDrawTexturedPolygon</text:p>
      <text:p text:style-name="Standard">gelDrawScaledTexturedPolygon</text:p>
      <text:p text:style-name="Standard">gelDrawTexturedPolygons</text:p>
      <text:p text:style-name="Standard">gelDrawTexturedIndexedPolygons</text:p>
      <text:p text:style-name="Standard">gelDrawColoredPolygons</text:p>
      <text:p text:style-name="Standard">gelDrawPolygons</text:p>
      <text:p text:style-name="Standard"/>
      <text:p text:style-name="Standard">gelSetFont</text:p>
      <text:p text:style-name="Standard">gelGetTextWidth</text:p>
      <text:p text:style-name="Standard">gelGetTextHeight</text:p>
      <text:p text:style-name="Standard">gelPr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asprzak</meta:initial-creator>
    <meta:creation-date>2009-12-25T11:58:40.57</meta:creation-date>
    <meta:generator>OpenOffice.org/3.1$Win32 OpenOffice.org_project/310m11$Build-9399</meta:generator>
    <dc:date>2010-01-14T23:56:38.37</dc:date>
    <dc:creator>Michael Kasprzak</dc:creator>
    <meta:editing-duration>PT09H27M11S</meta:editing-duration>
    <meta:editing-cycles>15</meta:editing-cycles>
    <meta:printed-by>Michael Kasprzak</meta:printed-by>
    <meta:print-date>2009-12-25T21:14:35.68</meta:print-date>
    <meta:document-statistic meta:table-count="0" meta:image-count="0" meta:object-count="0" meta:page-count="5" meta:paragraph-count="122" meta:word-count="232" meta:character-count="2711"/>
  </office:meta>
</office:document-meta>
</file>